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jpeg" manifest:full-path="Pictures/100000000000154C00000C8D89DD43E9.jpg"/>
  <manifest:file-entry manifest:media-type="image/jpeg" manifest:full-path="Pictures/100000000000154C00000C8D713AED49.jpg"/>
  <manifest:file-entry manifest:media-type="image/jpeg" manifest:full-path="Pictures/100000000000154C00000C8DCEB779F5.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3" style:family="graphic" style:parent-style-name="standard">
      <style:graphic-properties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4" style:family="graphic" style:parent-style-name="standard">
      <style:graphic-properties svg:stroke-width="0.07cm" draw:marker-start-width="0.305cm" draw:marker-end-width="0.305cm" draw:fill="none" draw:textarea-vertical-align="middle" draw:auto-grow-height="false" fo:min-height="0.749cm" fo:min-width="0.499cm" fo:padding-top="0.16cm" fo:padding-bottom="0.16cm" fo:padding-left="0.285cm" fo:padding-right="0.285cm"/>
    </style:style>
    <style:style style:name="gr5" style:family="graphic" style:parent-style-name="standard">
      <style:graphic-properties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6" style:family="graphic" style:parent-style-name="standard">
      <style:graphic-properties draw:stroke="soli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P1" style:family="paragraph">
      <style:paragraph-properties fo:text-align="center"/>
    </style:style>
    <style:style style:name="P2" style:family="paragraph">
      <style:paragraph-properties fo:text-align="center"/>
      <style:text-properties fo:font-family="Ayuthaya" style:font-pitch="variable" fo:font-size="10pt" style:font-size-asian="10pt" style:font-size-complex="10pt"/>
    </style:style>
    <style:style style:name="P3" style:family="paragraph">
      <style:paragraph-properties fo:text-align="center"/>
      <style:text-properties fo:font-family="'Baskerville Old Face'" style:font-family-generic="roman" style:font-pitch="variable" fo:font-size="14pt" style:font-size-asian="14pt" style:font-size-complex="14pt"/>
    </style:style>
    <style:style style:name="P4" style:family="paragraph">
      <style:paragraph-properties fo:text-align="center"/>
      <style:text-properties fo:font-family="'Baskerville Old Face'" style:font-family-generic="roman" style:font-pitch="variable" fo:font-size="15pt" style:font-size-asian="15pt" style:font-size-complex="15pt"/>
    </style:style>
    <style:style style:name="P5" style:family="paragraph">
      <style:paragraph-properties fo:text-align="center"/>
      <style:text-properties fo:font-family="'Baskerville Old Face'" style:font-family-generic="roman" style:font-pitch="variable" fo:font-size="16pt" style:text-underline-style="none" style:font-size-asian="16pt" style:font-size-complex="16pt"/>
    </style:style>
    <style:style style:name="T1" style:family="text">
      <style:text-properties fo:font-family="Ayuthaya" style:font-pitch="variable" fo:font-size="10pt" style:font-size-asian="10pt" style:font-size-complex="10pt"/>
    </style:style>
    <style:style style:name="T2" style:family="text">
      <style:text-properties fo:font-family="'Baskerville Old Face'" style:font-family-generic="roman" style:font-pitch="variable" fo:font-size="14pt" style:font-size-asian="14pt" style:font-size-complex="14pt"/>
    </style:style>
    <style:style style:name="T3" style:family="text">
      <style:text-properties fo:font-family="'Baskerville Old Face'" style:font-family-generic="roman" style:font-pitch="variable" fo:font-size="15pt" style:font-size-asian="15pt" style:font-size-complex="15pt"/>
    </style:style>
    <style:style style:name="T4" style:family="text">
      <style:text-properties fo:font-family="'Baskerville Old Face'" style:font-family-generic="roman" style:font-pitch="variable"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cm" svg:height="3cm" svg:x="10cm" svg:y="6.6cm">
          <draw:image xlink:href="Pictures/100000000000154C00000C8DCEB779F5.jpg" xlink:type="simple" xlink:show="embed" xlink:actuate="onLoad">
            <text:p/>
          </draw:image>
        </draw:frame>
        <draw:frame draw:style-name="gr1" draw:text-style-name="P1" draw:layer="layout" svg:width="5cm" svg:height="2.976cm" svg:x="10cm" svg:y="9.724cm">
          <draw:image xlink:href="Pictures/100000000000154C00000C8D713AED49.jpg" xlink:type="simple" xlink:show="embed" xlink:actuate="onLoad">
            <text:p/>
          </draw:image>
        </draw:frame>
        <draw:frame draw:style-name="gr1" draw:text-style-name="P1" draw:layer="layout" svg:width="5cm" svg:height="2.975cm" svg:x="2cm" svg:y="8cm">
          <draw:image xlink:href="Pictures/100000000000154C00000C8D89DD43E9.jpg" xlink:type="simple" xlink:show="embed" xlink:actuate="onLoad">
            <text:p/>
          </draw:image>
        </draw:frame>
        <draw:custom-shape draw:style-name="gr2" draw:text-style-name="P2" draw:layer="layout" svg:width="3cm" svg:height="1cm" svg:x="17cm" svg:y="7.5cm">
          <text:p text:style-name="P2"><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001cm" svg:y="10.501cm">
          <text:p text:style-name="P2"><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5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01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20.5cm" svg:y="7.76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20.5cm" svg:y="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3cm" svg:x="7.501cm" svg:y="9.26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01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7cm" svg:y="6.5cm">
          <text:p text:style-name="P2"><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7cm" svg:y="11.6cm">
          <text:p text:style-name="P2"><text:span text:style-name="T1">Connection</text:span></text:p>
          <text:p text:style-name="P2"><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20cm" svg:y="6.5cm">
          <text:p text:style-name="P2"><text:span text:style-name="T1">Graphs</text:span></text:p>
          <text:p text:style-name="P2"><text:span text:style-name="T1">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cm" svg:height="1cm" svg:x="17.001cm" svg:y="5.501cm">
          <text:p text:style-name="P2"><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4cm" svg:height="1cm" svg:x="23cm" svg:y="9cm">
          <text:p text:style-name="P2"><text:span text:style-name="T1">Port-Hamiltonian</text:span></text:p>
          <text:p text:style-name="P2"><text:span text:style-name="T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frame draw:style-name="gr1" draw:text-style-name="P1" draw:layer="layout" svg:width="5cm" svg:height="3cm" svg:x="4.8cm" svg:y="20.2cm">
          <draw:image xlink:href="Pictures/100000000000154C00000C8DCEB779F5.jpg" xlink:type="simple" xlink:show="embed" xlink:actuate="onLoad">
            <text:p/>
          </draw:image>
        </draw:frame>
        <draw:frame draw:style-name="gr1" draw:text-style-name="P1" draw:layer="layout" svg:width="5cm" svg:height="2.976cm" svg:x="10.2cm" svg:y="20.224cm">
          <draw:image xlink:href="Pictures/100000000000154C00000C8D713AED49.jpg" xlink:type="simple" xlink:show="embed" xlink:actuate="onLoad">
            <text:p/>
          </draw:image>
        </draw:frame>
        <draw:frame draw:style-name="gr1" draw:text-style-name="P1" draw:layer="layout" svg:width="5cm" svg:height="2.975cm" svg:x="7.5cm" svg:y="13.2cm">
          <draw:image xlink:href="Pictures/100000000000154C00000C8D89DD43E9.jpg" xlink:type="simple" xlink:show="embed" xlink:actuate="onLoad">
            <text:p/>
          </draw:image>
        </draw:frame>
        <draw:custom-shape draw:style-name="gr2" draw:text-style-name="P2" draw:layer="layout" svg:width="3cm" svg:height="1cm" svg:x="17cm" svg:y="7.5cm">
          <text:p text:style-name="P2"><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001cm" svg:y="10.501cm">
          <text:p text:style-name="P2"><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5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01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20.5cm" svg:y="7.76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20.5cm" svg:y="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3.266cm" svg:height="3.813cm" draw:transform="rotate (1.5707963267946) translate (6.569cm 19.86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3.266cm" svg:height="3.814cm" draw:transform="rotate (-1.57079632679579) translate (13.431cm 16.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7cm" svg:y="6.5cm">
          <text:p text:style-name="P2"><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13cm" svg:y="17.6cm">
          <text:p text:style-name="P2"><text:span text:style-name="T1">Connection</text:span></text:p>
          <text:p text:style-name="P2"><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20cm" svg:y="6.5cm">
          <text:p text:style-name="P2"><text:span text:style-name="T1">Graphs</text:span></text:p>
          <text:p text:style-name="P2"><text:span text:style-name="T1">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cm" svg:height="1cm" svg:x="17.001cm" svg:y="5.501cm">
          <text:p text:style-name="P2"><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4cm" svg:height="1cm" svg:x="23cm" svg:y="9cm">
          <text:p text:style-name="P2"><text:span text:style-name="T1">Port-Hamiltonian</text:span></text:p>
          <text:p text:style-name="P2"><text:span text:style-name="T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Standard">
        <draw:frame draw:style-name="gr1" draw:text-style-name="P1" draw:layer="layout" svg:width="5cm" svg:height="3cm" svg:x="9.999cm" svg:y="6.6cm">
          <draw:image xlink:href="Pictures/100000000000154C00000C8DCEB779F5.jpg" xlink:type="simple" xlink:show="embed" xlink:actuate="onLoad">
            <text:p/>
          </draw:image>
        </draw:frame>
        <draw:frame draw:style-name="gr1" draw:text-style-name="P1" draw:layer="layout" svg:width="5cm" svg:height="2.976cm" svg:x="9.999cm" svg:y="9.724cm">
          <draw:image xlink:href="Pictures/100000000000154C00000C8D713AED49.jpg" xlink:type="simple" xlink:show="embed" xlink:actuate="onLoad">
            <text:p/>
          </draw:image>
        </draw:frame>
        <draw:frame draw:style-name="gr1" draw:text-style-name="P1" draw:layer="layout" svg:width="5cm" svg:height="2.975cm" svg:x="1.999cm" svg:y="8cm">
          <draw:image xlink:href="Pictures/100000000000154C00000C8D89DD43E9.jpg" xlink:type="simple" xlink:show="embed" xlink:actuate="onLoad">
            <text:p/>
          </draw:image>
        </draw:frame>
        <draw:custom-shape draw:style-name="gr2" draw:text-style-name="P2" draw:layer="layout" svg:width="3cm" svg:height="1cm" svg:x="16.999cm" svg:y="7.5cm">
          <text:p text:style-name="P2"><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cm" svg:y="10.501cm">
          <text:p text:style-name="P2"><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499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7.5cm" svg:y="9.26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6.999cm" svg:y="6.5cm">
          <text:p text:style-name="P2"><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6.999cm" svg:y="11.7cm">
          <text:p text:style-name="P2"><text:span text:style-name="T1">Connection</text:span></text:p>
          <text:p text:style-name="P2"><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5.782cm" svg:y="15.501cm">
          <text:p text:style-name="P2"><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3.501cm" svg:y="18cm">
          <text:p text:style-name="P2"><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2cm" svg:height="1.2cm" svg:x="4cm" svg:y="18.4cm">
          <text:p/>
          <draw:enhanced-geometry svg:viewBox="0 0 21600 21600" draw:text-areas="0 ?f0 ?f5 ?f2" draw:mirror-horizontal="false" draw:mirror-vertical="false" draw:type="right-arrow" draw:modifiers="17331.1105135789 8949.084858569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8.518cm" svg:y="15.78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8.518cm" svg:y="16.91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3" draw:layer="layout" svg:width="3cm" svg:height="1cm" svg:x="6.6cm" svg:y="17cm">
          <text:p text:style-name="P3"><text:span text:style-name="T2">Graphs</text:span></text:p>
          <text:p text:style-name="P3"><text:span text:style-name="T2">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4cm" svg:height="1cm" svg:x="10.718cm" svg:y="17.018cm">
          <text:p text:style-name="P4"><text:span text:style-name="T3">Port-Hamiltonian</text:span></text:p>
          <text:p text:style-name="P4"><text:span text:style-name="T3">System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9cm" svg:height="5.5cm" svg:x="6cm" svg:y="14.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cm" svg:height="2.333cm" svg:x="15.001cm" svg:y="17.26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15.001cm" svg:y="15.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2cm" svg:height="1cm" svg:x="17.5cm" svg:y="15.518cm">
          <text:p text:style-name="P2"><text:span text:style-name="T1">C++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cm" svg:height="1cm" svg:x="17.497cm" svg:y="18.518cm">
          <text:p text:style-name="P2"><text:span text:style-name="T1">LaTeX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layer="layout" svg:width="3cm" svg:height="1cm" svg:x="9cm" svg:y="14.5cm">
          <text:p text:style-name="P5"><text:span text:style-name="T4">Py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11-16T14:04:25</dc:date>
    <dc:creator>Antoine Falaize</dc:creator>
    <meta:document-statistic meta:object-count="56"/>
    <meta:generator>OpenOffice/4.1.1$Unix OpenOffice.org_project/411m6$Build-9775</meta:generator>
  </office:meta>
</office:document-meta>
</file>